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1cm" fo:min-width="1.088cm"/>
    </style:style>
    <style:style style:name="gr5" style:family="graphic" style:parent-style-name="standard">
      <style:graphic-properties draw:stroke="none" svg:stroke-color="#000000" svg:stroke-opacity="50%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152cm" svg:stroke-color="#000000" draw:marker-start-width="0.432cm" draw:marker-end="Arrow" draw:marker-end-width="0.584cm" svg:stroke-opacity="50%" draw:fill="none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color="#000000" draw:fill="solid" draw:fill-color="#000000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27cm" svg:x="3.81cm" svg:y="0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0cm" svg:y="3.81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3.81cm" svg:y="7.62cm">
          <text:p text:style-name="P1"><text:span text:style-name="T1">T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7.554cm" svg:y="3.879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54cm" svg:y1="4.445cm" svg:x2="7.461cm" svg:y2="4.445cm">
          <text:p/>
        </draw:line>
        <draw:line draw:style-name="gr2" draw:text-style-name="P2" draw:layer="layout" svg:x1="2.222cm" svg:y1="4.921cm" svg:x2="4.127cm" svg:y2="7.778cm">
          <text:p/>
        </draw:line>
        <draw:line draw:style-name="gr2" draw:text-style-name="P2" draw:layer="layout" svg:x1="7.937cm" svg:y1="4.921cm" svg:x2="6.032cm" svg:y2="7.778cm">
          <text:p/>
        </draw:line>
        <draw:line draw:style-name="gr2" draw:text-style-name="P2" draw:layer="layout" svg:x1="4.127cm" svg:y1="1.111cm" svg:x2="2.222cm" svg:y2="3.968cm">
          <text:p/>
        </draw:line>
        <draw:line draw:style-name="gr2" draw:text-style-name="P2" draw:layer="layout" svg:x1="6.032cm" svg:y1="1.111cm" svg:x2="7.937cm" svg:y2="3.968cm">
          <text:p/>
        </draw:line>
        <draw:frame draw:style-name="gr3" draw:text-style-name="P3" draw:layer="layout" svg:width="1.137cm" svg:height="0.954cm" svg:x="6.667cm" svg:y="1.428cm">
          <draw:text-box>
            <text:p text:style-name="P3">on</text:p>
          </draw:text-box>
        </draw:frame>
        <draw:frame draw:style-name="gr4" draw:text-style-name="P3" draw:layer="layout" svg:width="1.137cm" svg:height="0.954cm" svg:x="2.063cm" svg:y="1.587cm">
          <draw:text-box>
            <text:p text:style-name="P3">on</text:p>
          </draw:text-box>
        </draw:frame>
        <draw:frame draw:style-name="gr3" draw:text-style-name="P3" draw:layer="layout" svg:width="1.137cm" svg:height="0.954cm" svg:x="1.746cm" svg:y="6.032cm">
          <draw:text-box>
            <text:p text:style-name="P3">on</text:p>
          </draw:text-box>
        </draw:frame>
        <draw:frame draw:style-name="gr3" draw:text-style-name="P3" draw:layer="layout" svg:width="1.137cm" svg:height="0.954cm" svg:x="7.143cm" svg:y="6.191cm">
          <draw:text-box>
            <text:p text:style-name="P3">on</text:p>
          </draw:text-box>
        </draw:frame>
        <draw:frame draw:style-name="gr5" draw:text-style-name="P3" draw:layer="layout" svg:width="3.19cm" svg:height="0.954cm" svg:x="3.333cm" svg:y="3.333cm">
          <draw:text-box>
            <text:p text:style-name="P3">no-contact</text:p>
          </draw:text-box>
        </draw:frame>
        <draw:custom-shape draw:style-name="gr1" draw:text-style-name="P2" draw:layer="layout" svg:width="2.54cm" svg:height="1.27cm" svg:x="15.24cm" svg:y="0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11.43cm" svg:y="3.81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15.24cm" svg:y="7.62cm">
          <text:p text:style-name="P1"><text:span text:style-name="T1">T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18.984cm" svg:y="3.879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97cm" svg:y1="4.445cm" svg:x2="18.891cm" svg:y2="4.445cm">
          <text:p/>
        </draw:line>
        <draw:line draw:style-name="gr2" draw:text-style-name="P2" draw:layer="layout" svg:x1="13.652cm" svg:y1="4.921cm" svg:x2="15.557cm" svg:y2="7.778cm">
          <text:p/>
        </draw:line>
        <draw:line draw:style-name="gr2" draw:text-style-name="P2" draw:layer="layout" svg:x1="19.367cm" svg:y1="4.921cm" svg:x2="17.462cm" svg:y2="7.778cm">
          <text:p/>
        </draw:line>
        <draw:line draw:style-name="gr2" draw:text-style-name="P2" draw:layer="layout" svg:x1="15.557cm" svg:y1="1.111cm" svg:x2="13.652cm" svg:y2="3.968cm">
          <text:p/>
        </draw:line>
        <draw:line draw:style-name="gr2" draw:text-style-name="P2" draw:layer="layout" svg:x1="17.462cm" svg:y1="1.111cm" svg:x2="19.367cm" svg:y2="3.968cm">
          <text:p/>
        </draw:line>
        <draw:frame draw:style-name="gr3" draw:text-style-name="P3" draw:layer="layout" svg:width="1.137cm" svg:height="0.954cm" svg:x="18.097cm" svg:y="1.428cm">
          <draw:text-box>
            <text:p text:style-name="P3">on</text:p>
          </draw:text-box>
        </draw:frame>
        <draw:frame draw:style-name="gr3" draw:text-style-name="P3" draw:layer="layout" svg:width="1.137cm" svg:height="0.954cm" svg:x="13.493cm" svg:y="1.587cm">
          <draw:text-box>
            <text:p text:style-name="P3">on</text:p>
          </draw:text-box>
        </draw:frame>
        <draw:frame draw:style-name="gr3" draw:text-style-name="P3" draw:layer="layout" svg:width="1.137cm" svg:height="0.954cm" svg:x="13.176cm" svg:y="6.032cm">
          <draw:text-box>
            <text:p text:style-name="P3">on</text:p>
          </draw:text-box>
        </draw:frame>
        <draw:frame draw:style-name="gr3" draw:text-style-name="P3" draw:layer="layout" svg:width="1.137cm" svg:height="0.954cm" svg:x="18.573cm" svg:y="6.191cm">
          <draw:text-box>
            <text:p text:style-name="P3">on</text:p>
          </draw:text-box>
        </draw:frame>
        <draw:frame draw:style-name="gr5" draw:text-style-name="P3" draw:layer="layout" svg:width="3.19cm" svg:height="0.954cm" svg:x="14.763cm" svg:y="3.333cm">
          <draw:text-box>
            <text:p text:style-name="P3">no-contact</text:p>
          </draw:text-box>
        </draw:frame>
        <draw:custom-shape draw:style-name="gr1" draw:text-style-name="P2" draw:layer="layout" svg:width="2.54cm" svg:height="1.27cm" svg:x="26.67cm" svg:y="0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22.86cm" svg:y="3.81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26.67cm" svg:y="7.62cm">
          <text:p text:style-name="P1"><text:span text:style-name="T1">T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30.414cm" svg:y="3.879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5.4cm" svg:y1="4.445cm" svg:x2="30.321cm" svg:y2="4.445cm">
          <text:p/>
        </draw:line>
        <draw:line draw:style-name="gr2" draw:text-style-name="P2" draw:layer="layout" svg:x1="25.082cm" svg:y1="4.921cm" svg:x2="26.987cm" svg:y2="7.778cm">
          <text:p/>
        </draw:line>
        <draw:line draw:style-name="gr2" draw:text-style-name="P2" draw:layer="layout" svg:x1="30.797cm" svg:y1="4.921cm" svg:x2="28.892cm" svg:y2="7.778cm">
          <text:p/>
        </draw:line>
        <draw:line draw:style-name="gr2" draw:text-style-name="P2" draw:layer="layout" svg:x1="26.987cm" svg:y1="1.111cm" svg:x2="25.082cm" svg:y2="3.968cm">
          <text:p/>
        </draw:line>
        <draw:line draw:style-name="gr2" draw:text-style-name="P2" draw:layer="layout" svg:x1="28.892cm" svg:y1="1.111cm" svg:x2="30.797cm" svg:y2="3.968cm">
          <text:p/>
        </draw:line>
        <draw:frame draw:style-name="gr3" draw:text-style-name="P3" draw:layer="layout" svg:width="1.137cm" svg:height="0.954cm" svg:x="29.527cm" svg:y="1.428cm">
          <draw:text-box>
            <text:p text:style-name="P3">on</text:p>
          </draw:text-box>
        </draw:frame>
        <draw:frame draw:style-name="gr3" draw:text-style-name="P3" draw:layer="layout" svg:width="1.137cm" svg:height="0.954cm" svg:x="24.923cm" svg:y="1.587cm">
          <draw:text-box>
            <text:p text:style-name="P3">on</text:p>
          </draw:text-box>
        </draw:frame>
        <draw:frame draw:style-name="gr3" draw:text-style-name="P3" draw:layer="layout" svg:width="1.137cm" svg:height="0.954cm" svg:x="24.606cm" svg:y="6.032cm">
          <draw:text-box>
            <text:p text:style-name="P3">on</text:p>
          </draw:text-box>
        </draw:frame>
        <draw:frame draw:style-name="gr3" draw:text-style-name="P3" draw:layer="layout" svg:width="1.137cm" svg:height="0.954cm" svg:x="30.003cm" svg:y="6.191cm">
          <draw:text-box>
            <text:p text:style-name="P3">on</text:p>
          </draw:text-box>
        </draw:frame>
        <draw:frame draw:style-name="gr3" draw:text-style-name="P3" draw:layer="layout" svg:width="3.19cm" svg:height="0.954cm" svg:x="26.193cm" svg:y="3.333cm">
          <draw:text-box>
            <text:p text:style-name="P3">no-contact</text:p>
          </draw:text-box>
        </draw:frame>
        <draw:custom-shape draw:style-name="gr1" draw:text-style-name="P2" draw:layer="layout" svg:width="2.54cm" svg:height="1.27cm" svg:x="9.525cm" svg:y="10.16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5.715cm" svg:y="13.97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9.525cm" svg:y="17.78cm">
          <text:p text:style-name="P1"><text:span text:style-name="T1">T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13.269cm" svg:y="14.039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255cm" svg:y1="14.605cm" svg:x2="13.176cm" svg:y2="14.605cm">
          <text:p/>
        </draw:line>
        <draw:line draw:style-name="gr2" draw:text-style-name="P2" draw:layer="layout" svg:x1="7.937cm" svg:y1="15.081cm" svg:x2="9.842cm" svg:y2="17.938cm">
          <text:p/>
        </draw:line>
        <draw:line draw:style-name="gr2" draw:text-style-name="P2" draw:layer="layout" svg:x1="13.652cm" svg:y1="15.081cm" svg:x2="11.747cm" svg:y2="17.938cm">
          <text:p/>
        </draw:line>
        <draw:line draw:style-name="gr2" draw:text-style-name="P2" draw:layer="layout" svg:x1="9.842cm" svg:y1="11.271cm" svg:x2="7.937cm" svg:y2="14.128cm">
          <text:p/>
        </draw:line>
        <draw:line draw:style-name="gr2" draw:text-style-name="P2" draw:layer="layout" svg:x1="11.747cm" svg:y1="11.271cm" svg:x2="13.652cm" svg:y2="14.128cm">
          <text:p/>
        </draw:line>
        <draw:frame draw:style-name="gr3" draw:text-style-name="P3" draw:layer="layout" svg:width="1.137cm" svg:height="0.954cm" svg:x="12.382cm" svg:y="11.588cm">
          <draw:text-box>
            <text:p text:style-name="P3">on</text:p>
          </draw:text-box>
        </draw:frame>
        <draw:frame draw:style-name="gr3" draw:text-style-name="P3" draw:layer="layout" svg:width="1.137cm" svg:height="0.954cm" svg:x="7.778cm" svg:y="11.747cm">
          <draw:text-box>
            <text:p text:style-name="P3">on</text:p>
          </draw:text-box>
        </draw:frame>
        <draw:frame draw:style-name="gr3" draw:text-style-name="P3" draw:layer="layout" svg:width="1.137cm" svg:height="0.954cm" svg:x="7.461cm" svg:y="16.192cm">
          <draw:text-box>
            <text:p text:style-name="P3">on</text:p>
          </draw:text-box>
        </draw:frame>
        <draw:frame draw:style-name="gr3" draw:text-style-name="P3" draw:layer="layout" svg:width="1.137cm" svg:height="0.954cm" svg:x="12.858cm" svg:y="16.351cm">
          <draw:text-box>
            <text:p text:style-name="P3">on</text:p>
          </draw:text-box>
        </draw:frame>
        <draw:frame draw:style-name="gr3" draw:text-style-name="P3" draw:layer="layout" svg:width="3.19cm" svg:height="0.954cm" svg:x="9.048cm" svg:y="13.493cm">
          <draw:text-box>
            <text:p text:style-name="P3">no-contact</text:p>
          </draw:text-box>
        </draw:frame>
        <draw:custom-shape draw:style-name="gr1" draw:text-style-name="P2" draw:layer="layout" svg:width="2.54cm" svg:height="1.27cm" svg:x="20.955cm" svg:y="10.16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17.145cm" svg:y="13.97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20.955cm" svg:y="17.78cm">
          <text:p text:style-name="P1"><text:span text:style-name="T1">T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27cm" svg:x="24.699cm" svg:y="14.039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685cm" svg:y1="14.605cm" svg:x2="24.606cm" svg:y2="14.605cm">
          <text:p/>
        </draw:line>
        <draw:line draw:style-name="gr2" draw:text-style-name="P2" draw:layer="layout" svg:x1="19.367cm" svg:y1="15.081cm" svg:x2="21.272cm" svg:y2="17.938cm">
          <text:p/>
        </draw:line>
        <draw:line draw:style-name="gr2" draw:text-style-name="P2" draw:layer="layout" svg:x1="25.082cm" svg:y1="15.081cm" svg:x2="23.177cm" svg:y2="17.938cm">
          <text:p/>
        </draw:line>
        <draw:line draw:style-name="gr2" draw:text-style-name="P2" draw:layer="layout" svg:x1="21.272cm" svg:y1="11.271cm" svg:x2="19.367cm" svg:y2="14.128cm">
          <text:p/>
        </draw:line>
        <draw:line draw:style-name="gr2" draw:text-style-name="P2" draw:layer="layout" svg:x1="23.177cm" svg:y1="11.271cm" svg:x2="25.082cm" svg:y2="14.128cm">
          <text:p/>
        </draw:line>
        <draw:frame draw:style-name="gr3" draw:text-style-name="P3" draw:layer="layout" svg:width="1.137cm" svg:height="0.954cm" svg:x="23.812cm" svg:y="11.588cm">
          <draw:text-box>
            <text:p text:style-name="P3">on</text:p>
          </draw:text-box>
        </draw:frame>
        <draw:frame draw:style-name="gr3" draw:text-style-name="P3" draw:layer="layout" svg:width="1.137cm" svg:height="0.954cm" svg:x="19.208cm" svg:y="11.747cm">
          <draw:text-box>
            <text:p text:style-name="P3">on</text:p>
          </draw:text-box>
        </draw:frame>
        <draw:frame draw:style-name="gr3" draw:text-style-name="P3" draw:layer="layout" svg:width="1.137cm" svg:height="0.954cm" svg:x="18.891cm" svg:y="16.192cm">
          <draw:text-box>
            <text:p text:style-name="P3">on</text:p>
          </draw:text-box>
        </draw:frame>
        <draw:frame draw:style-name="gr3" draw:text-style-name="P3" draw:layer="layout" svg:width="1.137cm" svg:height="0.954cm" svg:x="24.288cm" svg:y="16.351cm">
          <draw:text-box>
            <text:p text:style-name="P3">on</text:p>
          </draw:text-box>
        </draw:frame>
        <draw:frame draw:style-name="gr3" draw:text-style-name="P3" draw:layer="layout" svg:width="3.19cm" svg:height="0.954cm" svg:x="20.478cm" svg:y="13.493cm">
          <draw:text-box>
            <text:p text:style-name="P3">no-contact</text:p>
          </draw:text-box>
        </draw:frame>
        <draw:line draw:style-name="gr6" draw:text-style-name="P2" draw:layer="layout" svg:x1="3.175cm" svg:y1="2.54cm" svg:x2="3.175cm" svg:y2="6.35cm">
          <text:p/>
        </draw:line>
        <draw:line draw:style-name="gr6" draw:text-style-name="P2" draw:layer="layout" svg:x1="3.175cm" svg:y1="2.54cm" svg:x2="5.08cm" svg:y2="4.445cm">
          <text:p/>
        </draw:line>
        <draw:line draw:style-name="gr6" draw:text-style-name="P2" draw:layer="layout" svg:x1="3.175cm" svg:y1="2.54cm" svg:x2="6.985cm" svg:y2="2.54cm">
          <text:p/>
        </draw:line>
        <draw:line draw:style-name="gr6" draw:text-style-name="P2" draw:layer="layout" svg:x1="3.175cm" svg:y1="6.35cm" svg:x2="6.985cm" svg:y2="6.35cm">
          <text:p/>
        </draw:line>
        <draw:line draw:style-name="gr6" draw:text-style-name="P2" draw:layer="layout" svg:x1="18.415cm" svg:y1="2.54cm" svg:x2="14.605cm" svg:y2="2.54cm">
          <text:p/>
        </draw:line>
        <draw:line draw:style-name="gr6" draw:text-style-name="P2" draw:layer="layout" svg:x1="18.415cm" svg:y1="2.54cm" svg:x2="18.415cm" svg:y2="6.35cm">
          <text:p/>
        </draw:line>
        <draw:line draw:style-name="gr6" draw:text-style-name="P2" draw:layer="layout" svg:x1="18.415cm" svg:y1="2.54cm" svg:x2="16.51cm" svg:y2="4.445cm">
          <text:p/>
        </draw:line>
        <draw:line draw:style-name="gr6" draw:text-style-name="P2" draw:layer="layout" svg:x1="18.415cm" svg:y1="6.35cm" svg:x2="14.605cm" svg:y2="6.35cm">
          <text:p/>
        </draw:line>
        <draw:line draw:style-name="gr6" draw:text-style-name="P2" draw:layer="layout" svg:x1="27.94cm" svg:y1="4.445cm" svg:x2="29.845cm" svg:y2="2.54cm">
          <text:p/>
        </draw:line>
        <draw:line draw:style-name="gr6" draw:text-style-name="P2" draw:layer="layout" svg:x1="27.94cm" svg:y1="4.445cm" svg:x2="26.035cm" svg:y2="2.54cm">
          <text:p/>
        </draw:line>
        <draw:line draw:style-name="gr6" draw:text-style-name="P2" draw:layer="layout" svg:x1="27.94cm" svg:y1="4.445cm" svg:x2="29.845cm" svg:y2="6.35cm">
          <text:p/>
        </draw:line>
        <draw:line draw:style-name="gr6" draw:text-style-name="P2" draw:layer="layout" svg:x1="27.94cm" svg:y1="4.445cm" svg:x2="26.035cm" svg:y2="6.35cm">
          <text:p/>
        </draw:line>
        <draw:line draw:style-name="gr6" draw:text-style-name="P2" draw:layer="layout" svg:x1="8.89cm" svg:y1="16.51cm" svg:x2="12.7cm" svg:y2="16.51cm">
          <text:p/>
        </draw:line>
        <draw:line draw:style-name="gr6" draw:text-style-name="P2" draw:layer="layout" svg:x1="8.89cm" svg:y1="16.51cm" svg:x2="8.89cm" svg:y2="12.7cm">
          <text:p/>
        </draw:line>
        <draw:line draw:style-name="gr6" draw:text-style-name="P2" draw:layer="layout" svg:x1="8.89cm" svg:y1="16.51cm" svg:x2="10.795cm" svg:y2="14.605cm">
          <text:p/>
        </draw:line>
        <draw:line draw:style-name="gr6" draw:text-style-name="P2" draw:layer="layout" svg:x1="8.89cm" svg:y1="12.7cm" svg:x2="12.7cm" svg:y2="12.7cm">
          <text:p/>
        </draw:line>
        <draw:line draw:style-name="gr6" draw:text-style-name="P2" draw:layer="layout" svg:x1="24.13cm" svg:y1="16.51cm" svg:x2="20.32cm" svg:y2="16.51cm">
          <text:p/>
        </draw:line>
        <draw:line draw:style-name="gr6" draw:text-style-name="P2" draw:layer="layout" svg:x1="24.13cm" svg:y1="16.51cm" svg:x2="24.13cm" svg:y2="12.7cm">
          <text:p/>
        </draw:line>
        <draw:line draw:style-name="gr6" draw:text-style-name="P2" draw:layer="layout" svg:x1="24.13cm" svg:y1="16.51cm" svg:x2="22.225cm" svg:y2="14.605cm">
          <text:p/>
        </draw:line>
        <draw:line draw:style-name="gr6" draw:text-style-name="P2" draw:layer="layout" svg:x1="24.13cm" svg:y1="12.7cm" svg:x2="20.32cm" svg:y2="12.7cm">
          <text:p/>
        </draw:line>
        <draw:custom-shape draw:style-name="gr7" draw:text-style-name="P2" draw:layer="layout" svg:width="0.635cm" svg:height="0.635cm" svg:x="2.857cm" svg:y="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35cm" svg:height="0.635cm" svg:x="18.097cm" svg:y="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35cm" svg:height="0.635cm" svg:x="27.622cm" svg:y="4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35cm" svg:height="0.635cm" svg:x="8.596cm" svg:y="16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35cm" svg:height="0.635cm" svg:x="23.837cm" svg:y="1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.02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2-22T09:32:14</meta:creation-date>
    <dc:date>2013-02-22T11:31:35</dc:date>
    <dc:creator>neptune </dc:creator>
    <meta:editing-duration>PT1H43M59S</meta:editing-duration>
    <meta:editing-cycles>4</meta:editing-cycles>
    <meta:generator>LibreOffice/3.5$Linux_X86_64 LibreOffice_project/350m1$Build-2</meta:generator>
    <meta:document-statistic meta:object-count="95"/>
  </office:meta>
</office:document-meta>
</file>